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203116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letter-spacing="normal" fo:font-weight="normal" style:letter-kerning="true" style:font-size-asian="10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0pt" fo:letter-spacing="normal" fo:font-weight="normal" style:letter-kerning="true" style:font-size-asian="10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style:letter-kerning="false" style:font-size-asian="12pt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style:letter-kerning="false" style:font-size-asian="12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style:letter-kerning="false" style:font-size-asian="12pt" style:font-weight-asian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bold" style:letter-kerning="false" style:font-size-asian="12pt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2cm" style:type="center"/>
        </style:tab-stops>
      </style:paragraph-properties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letter-spacing="normal" fo:font-weight="bold" style:letter-kerning="true" style:font-size-asian="8pt" style:font-weight-asian="bold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1.92cm" style:type="center"/>
        </style:tab-stops>
      </style:paragraph-properties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18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letter-spacing="normal" fo:font-weight="normal" style:letter-kerning="false" style:font-size-asian="12pt" style:font-weight-asian="normal"/>
    </style:style>
    <style:style style:name="P19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style:font-name="TimesNewRomanPSMT" fo:font-size="10pt" style:font-size-asian="10pt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officeooo:paragraph-rsid="00203116"/>
    </style:style>
    <style:style style:name="P22" style:family="paragraph" style:parent-style-name="Standard">
      <style:text-properties style:font-name="Times New Roman" officeooo:paragraph-rsid="002412d2"/>
    </style:style>
    <style:style style:name="T1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2" style:family="text">
      <style:text-properties fo:color="#000000" style:font-name="TimesNewRomanPSMT" fo:font-size="8pt" fo:letter-spacing="normal" fo:font-weight="normal" style:letter-kerning="true" style:font-size-asian="8pt" style:font-weight-asian="normal"/>
    </style:style>
    <style:style style:name="T3" style:family="text">
      <style:text-properties fo:color="#000000" style:font-name="TimesNewRomanPSMT" fo:font-size="10pt" fo:letter-spacing="normal" fo:font-weight="normal" style:letter-kerning="true" style:font-size-asian="10pt" style:font-weight-asian="normal"/>
    </style:style>
    <style:style style:name="T4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5" style:family="text">
      <style:text-properties fo:color="#000000" fo:font-size="12pt" fo:letter-spacing="normal" fo:font-weight="normal" style:letter-kerning="true" style:font-size-asian="12pt" style:font-weight-asian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officeooo:rsid="00260d73"/>
    </style:style>
    <style:style style:name="T10" style:family="text">
      <style:text-properties officeooo:rsid="003869da"/>
    </style:style>
    <style:style style:name="T11" style:family="text">
      <style:text-properties officeooo:rsid="004e8fa1"/>
    </style:style>
    <style:style style:name="T12" style:family="text">
      <style:text-properties officeooo:rsid="0051d673"/>
    </style:style>
    <style:style style:name="T13" style:family="text">
      <style:text-properties officeooo:rsid="005327d0"/>
    </style:style>
    <style:style style:name="T14" style:family="text">
      <style:text-properties officeooo:rsid="00551582"/>
    </style:style>
    <style:style style:name="T15" style:family="text">
      <style:text-properties officeooo:rsid="005596ff"/>
    </style:style>
    <style:style style:name="T16" style:family="text">
      <style:text-properties officeooo:rsid="0056afa5"/>
    </style:style>
    <style:style style:name="T17" style:family="text">
      <style:text-properties officeooo:rsid="005872e2"/>
    </style:style>
    <style:style style:name="T18" style:family="text">
      <style:text-properties officeooo:rsid="005c8640"/>
    </style:style>
    <style:style style:name="T19" style:family="text">
      <style:text-properties officeooo:rsid="005d64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1">Dichiarazione sostitutiva di certificazione </text:p>
      <text:p text:style-name="P10">(Art. 46 T.U. 28-12-2000 n.445)</text:p>
      <text:p text:style-name="P5"/>
      <text:p text:style-name="P1"><text:span text:style-name="T4">I</text:span>o sottoscritt{%= @oa %} <text:span text:style-name="T6">{%= @persona.nome %} {%= @persona.cognome %}</text:span>, codice fiscale <text:span text:style-name="T6">{%= @persona.codice_fiscale %}</text:span>,</text:p>
      <text:p text:style-name="Standard"><text:span text:style-name="T7">nat{%= @oa%} a </text:span><text:span text:style-name="T8">{%= @persona.comune_nascita %}</text:span><text:span text:style-name="T7"> il </text:span><text:span text:style-name="T8">{%= @persona.data_nascita.lformat(:short) %}</text:span><text:span text:style-name="T7">, </text:span></text:p>
      <text:p text:style-name="P17">residente a <text:span text:style-name="T6">{%= @persona.indirizzo_residenza.comune %}</text:span> in <text:span text:style-name="T6">{%= @persona.indirizzo_residenza.to_s %}</text:span><text:span text:style-name="T5">,</text:span></text:p>
      <text:p text:style-name="P6">consapevole delle sanzioni penali, nel caso di dichiarazioni non veritiere, di formazione o uso di atti falsi, richiamate dall'art.76 del D.P.R. 445 del 28 Dicembre 2000</text:p>
      <text:p text:style-name="P6"/>
      <text:p text:style-name="P9">DICHIARO</text:p>
      <text:p text:style-name="P7"/>
      <text:p text:style-name="P1"><text:s/>- <text:s text:c="2"/>di essere nat{%= @oa %} a {%= @persona.comune_nascita %} il {%= @persona.data_nascita.lformat(:short) %}</text:p>
      <text:p text:style-name="P1"><text:s/>- <text:s text:c="2"/>di essere residente in {%= @persona.indirizzo_residenza.to_s %}, {%= @persona.indirizzo_residenza.comune %}</text:p>
      <text:p text:style-name="P1"><text:s/>- <text:s text:c="2"/>di avere la cittadinanza <text:span text:style-name="T9">{%= @persona.cittadinanza.descrizione.upcase %}</text:span></text:p>
      <text:p text:style-name="P2">- <text:s text:c="2"/>di dare atto della mia esistenza in vita</text:p>
      <text:p text:style-name="Standard">{% if @persona.coniuge &amp;&amp; @persona.stato_civile.codice_istat == 2 || @persona.stato_civile.codice_istat == 3 %}</text:p>
      <text:p text:style-name="P22">- <text:s text:c="2"/>di essere {%= @persona.str_stato_civile %} <text:span text:style-name="T10">{%= (@persona.stato_civile.codice_istat.equal?(3) ? "di" : "con") %}</text:span> {%= @persona.coniuge.cognome %} {%= @persona.coniuge.nome %}, nat{%= @persona.coniuge.oa %} a {%= @persona.coniuge.comune_nascita %} il {%= @persona.coniuge.data_nascita.lformat(:short) %}</text:p>
      <text:p text:style-name="P1">{% elsif @persona.stato_civile %}</text:p>
      <text:p text:style-name="P22">- <text:s text:c="2"/>di essere {%= @persona.str_stato_civile %}</text:p>
      <text:p text:style-name="P2">{% end %}</text:p>
      <text:p text:style-name="P8"/>
      <text:p text:style-name="P1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8"/>
      <text:p text:style-name="P6"/>
      <text:p text:style-name="P4"/>
      <text:p text:style-name="P15"><text:span text:style-name="T1">……………………………, <text:s/></text:span><text:span text:style-name="T7">li <text:s/>{%= @data %}</text:span></text:p>
      <text:p text:style-name="P15"><text:span text:style-name="T1"><text:s text:c="18"/></text:span><text:span text:style-name="T2">(luogo)</text:span></text:p>
      <text:p text:style-name="P15"/>
      <text:p text:style-name="P12"/>
      <text:p text:style-name="P16"><text:span text:style-name="T3"><text:tab/></text:span><text:span text:style-name="T1">………………………………</text:span></text:p>
      <text:p text:style-name="P13"><text:tab/></text:p>
      <text:p text:style-name="P16"><text:span text:style-name="T3"><text:tab/></text:span><text:span text:style-name="T2">(firma non autenticata)</text:span></text:p>
      <text:p text:style-name="P3"/>
      <text:p text:style-name="P14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i certificazione </dc:title>
    <meta:generator>LibreOffice/4.2.6.3$MacOSX_x86 LibreOffice_project/3fd416d4c6db7d3204c17ce57a1d70f6e531ee21</meta:generator>
    <dc:date>2014-11-19T17:31:51.743607000</dc:date>
    <meta:editing-duration>PT20H41M32S</meta:editing-duration>
    <meta:editing-cycles>90</meta:editing-cycles>
    <meta:document-statistic meta:table-count="0" meta:image-count="0" meta:object-count="0" meta:page-count="1" meta:paragraph-count="23" meta:word-count="255" meta:character-count="2043" meta:non-whitespace-character-count="1762"/>
  </office:meta>
</office:document-meta>
</file>